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4cc" officeooo:paragraph-rsid="000f94cc"/>
    </style:style>
    <style:style style:name="P2" style:family="paragraph" style:parent-style-name="Standard">
      <style:text-properties officeooo:rsid="001084d4" officeooo:paragraph-rsid="001084d4"/>
    </style:style>
    <style:style style:name="P3" style:family="paragraph" style:parent-style-name="Standard">
      <style:text-properties officeooo:rsid="00120b57" officeooo:paragraph-rsid="00120b57"/>
    </style:style>
    <style:style style:name="P4" style:family="paragraph" style:parent-style-name="Standard">
      <style:text-properties fo:font-size="16pt" fo:font-weight="bold" officeooo:rsid="000f94cc" officeooo:paragraph-rsid="000f94cc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2dc661" officeooo:paragraph-rsid="002dc661"/>
    </style:style>
    <style:style style:name="T1" style:family="text">
      <style:text-properties officeooo:rsid="001084d4"/>
    </style:style>
    <style:style style:name="T2" style:family="text">
      <style:text-properties officeooo:rsid="0013d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mbda Expression in java-8 :-</text:p>
      <text:p text:style-name="P1"/>
      <text:p text:style-name="P1">Lambda Expressions are used primarily to define inline implementation of a functional interface.i.e., an interface with a single method only. <text:span text:style-name="T1">Java lambda expression is treated as a function ,so compiler does not create .class file.</text:span> <text:span text:style-name="T1">It is very useful in collection library. It helps to iterate, filter and extract data from collection. Lambda expression eliminates the need of annonymous class and gives a very simple yet very powerful functional programming capability to java.</text:span></text:p>
      <text:p text:style-name="P1"/>
      <text:p text:style-name="P1">-<text:span text:style-name="T1">&gt;java lamba expression:-</text:span></text:p>
      <text:p text:style-name="P2">(argument-list) -&gt; {body}</text:p>
      <text:p text:style-name="P2"/>
      <text:p text:style-name="P3">1. Argument list: <text:span text:style-name="T2">it can be empty or can have one or more than one arguments.</text:span></text:p>
      <text:p text:style-name="P3">2. Arrow-token: <text:span text:style-name="T2">it is used to link argument-list and body of expression, we can also termed it as lambda expression sign.</text:span></text:p>
      <text:p text:style-name="P3">3. Body: <text:span text:style-name="T2">it contains expressions <text:s/>and statements for lambda expression or we can say body of the function.</text:span></text:p>
      <text:p text:style-name="P3"/>
      <text:p text:style-name="P5">Please find the example code from the below mentioned gtihub repo branch:- “https://github.com/mukeshknoldus/lambdaexamples.git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00:38.467655050</meta:creation-date>
    <dc:date>2017-11-20T15:14:30.603276100</dc:date>
    <meta:editing-duration>PT6H38M5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52" meta:character-count="989" meta:non-whitespace-character-count="844"/>
  </office:meta>
</office:document-meta>
</file>